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3.39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5cm" svg:height="3.6cm" svg:x="1.1cm" svg:y="10.1cm">
          <text:p text:style-name="P1">Documen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5.5cm" svg:height="3.6cm" svg:x="7.1cm" svg:y="1.1cm">
          <text:p text:style-name="P1">Pla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5cm" svg:height="3.6cm" svg:x="13.2cm" svg:y="5.085cm">
          <text:p text:style-name="P1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.5cm" svg:height="3.6cm" svg:x="13.2cm" svg:y="10.1cm">
          <text:p text:style-name="P1">Co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5.5cm" svg:height="3.6cm" svg:x="7.165cm" svg:y="14.1cm">
          <text:p text:style-name="P1">Tes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.5cm" svg:height="3.6cm" svg:x="1.1cm" svg:y="5.085cm">
          <text:p text:style-name="P1">Mainten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2.6cm" svg:y1="2.9cm" svg:x2="15.95cm" svg:y2="5.085cm" draw:start-shape="id1" draw:start-glue-point="10" draw:end-shape="id2" draw:end-glue-point="4" svg:d="M12600 2900c2234 0 3350 728 3350 2185" svg:viewBox="0 0 3351 2186">
          <text:p/>
        </draw:connector>
        <draw:connector draw:style-name="gr2" draw:text-style-name="P2" draw:layer="layout" draw:type="curve" svg:x1="15.95cm" svg:y1="8.685cm" svg:x2="15.95cm" svg:y2="10.1cm" draw:start-shape="id2" draw:start-glue-point="8" draw:end-shape="id3" draw:end-glue-point="4" svg:d="M15950 8685v1415" svg:viewBox="0 0 1 1416">
          <text:p/>
        </draw:connector>
        <draw:connector draw:style-name="gr2" draw:text-style-name="P2" draw:layer="layout" draw:type="curve" svg:x1="15.95cm" svg:y1="13.7cm" svg:x2="12.665cm" svg:y2="15.9cm" draw:start-shape="id3" draw:start-glue-point="8" draw:end-shape="id4" draw:end-glue-point="10" svg:d="M15950 13700c0 1467-1095 2200-3285 2200" svg:viewBox="0 0 3286 2201">
          <text:p/>
        </draw:connector>
        <draw:connector draw:style-name="gr2" draw:text-style-name="P2" draw:layer="layout" draw:type="curve" svg:x1="3.85cm" svg:y1="10.1cm" svg:x2="3.85cm" svg:y2="8.685cm" draw:start-shape="id5" draw:start-glue-point="4" draw:end-shape="id6" draw:end-glue-point="8" svg:d="M3850 10100v-1415" svg:viewBox="0 0 1 1416">
          <text:p/>
        </draw:connector>
        <draw:connector draw:style-name="gr2" draw:text-style-name="P2" draw:layer="layout" draw:type="curve" svg:x1="3.85cm" svg:y1="5.085cm" svg:x2="7.1cm" svg:y2="2.9cm" draw:start-shape="id6" draw:start-glue-point="4" draw:end-shape="id1" svg:d="M3850 5085c0-1457 1083-2185 3250-2185" svg:viewBox="0 0 3251 2186">
          <text:p/>
        </draw:connector>
        <draw:connector draw:style-name="gr2" draw:text-style-name="P2" draw:layer="layout" draw:type="curve" svg:x1="7.165cm" svg:y1="15.9cm" svg:x2="3.85cm" svg:y2="13.7cm" draw:start-shape="id4" draw:start-glue-point="6" draw:end-shape="id5" draw:end-glue-point="8" svg:d="M7165 15900c-2210 0-3315-733-3315-2200" svg:viewBox="0 0 3316 22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dee6e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1T11:48:08.245145766</meta:creation-date>
    <dc:date>2020-04-11T12:07:42.672380327</dc:date>
    <meta:editing-duration>PT19M36S</meta:editing-duration>
    <meta:editing-cycles>5</meta:editing-cycles>
    <meta:generator>LibreOffice/6.4.2.2$Linux_X86_64 LibreOffice_project/40$Build-2</meta:generator>
    <meta:document-statistic meta:object-count="12"/>
  </office:meta>
</office:document-meta>
</file>